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26631C1C0E7FAF41541.png" manifest:media-type="image/png"/>
  <manifest:file-entry manifest:full-path="Pictures/10000000000001EC00000228038C07DB7D1D807C.png" manifest:media-type="image/png"/>
  <manifest:file-entry manifest:full-path="Pictures/100000000000019100000220F8D0A6BE9AFD7966.png" manifest:media-type="image/png"/>
  <manifest:file-entry manifest:full-path="Pictures/10000000000001E50000017F5190CC78220F50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0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6" style:family="paragraph">
      <loext:graphic-properties draw:fill="none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6pt" fo:font-weight="normal" style:font-size-asian="6pt" style:font-weight-asian="normal" style:font-size-complex="6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899cm" svg:height="1.907cm" svg:x="1cm" svg:y="1cm">
          <draw:text-box>
            <text:p><text:span text:style-name="T1">Modules</text:span></text:p>
          </draw:text-box>
        </draw:frame>
        <draw:frame draw:style-name="gr2" draw:text-style-name="P2" draw:layer="layout" svg:width="8.567cm" svg:height="5.832cm" svg:x="5.167cm" svg:y="13.314cm">
          <draw:image xlink:href="Pictures/10000000000001E50000017F5190CC78220F509C.png" xlink:type="simple" xlink:show="embed" xlink:actuate="onLoad" loext:mime-type="image/png">
            <text:p/>
          </draw:image>
        </draw:frame>
        <draw:frame draw:style-name="gr3" draw:text-style-name="P3" draw:layer="layout" svg:width="10.609cm" svg:height="14.392cm" svg:x="17.48cm" svg:y="2.608cm">
          <draw:image xlink:href="Pictures/100000000000019100000220F8D0A6BE9AFD7966.png" xlink:type="simple" xlink:show="embed" xlink:actuate="onLoad" loext:mime-type="image/png">
            <text:p/>
          </draw:image>
        </draw:frame>
        <draw:frame draw:style-name="gr4" draw:text-style-name="P5" draw:layer="layout" svg:width="9.743cm" svg:height="1.303cm" svg:x="1.742cm" svg:y="11.957cm">
          <draw:text-box>
            <text:p text:style-name="P4"><text:span text:style-name="T2">90000_ASM</text:span><text:span text:style-name="T3">_CabinetBarTop</text:span></text:p>
          </draw:text-box>
        </draw:frame>
        <draw:frame draw:style-name="gr5" draw:text-style-name="P5" draw:layer="layout" svg:width="4.514cm" svg:height="1.272cm" svg:x="12.201cm" svg:y="8.44cm">
          <draw:text-box>
            <text:p text:style-name="P4"><text:span text:style-name="T2">8000_ASM_</text:span><text:span text:style-name="T3">Frame</text:span></text:p>
          </draw:text-box>
        </draw:frame>
        <draw:frame draw:style-name="gr6" draw:text-style-name="P5" draw:layer="layout" svg:width="5.105cm" svg:height="1.302cm" svg:x="21.103cm" svg:y="17.437cm">
          <draw:text-box>
            <text:p text:style-name="P4"><text:span text:style-name="T4">500_ASM_</text:span><text:span text:style-name="T3">Pedastil</text:span></text:p>
          </draw:text-box>
        </draw:frame>
        <draw:frame draw:style-name="gr3" draw:text-style-name="P3" draw:layer="layout" svg:width="5.509cm" svg:height="6.181cm" svg:x="11.296cm" svg:y="2.16cm">
          <draw:image xlink:href="Pictures/10000000000001EC00000228038C07DB7D1D807C.png" xlink:type="simple" xlink:show="embed" xlink:actuate="onLoad" loext:mime-type="image/png">
            <text:p/>
          </draw:image>
        </draw:frame>
        <draw:frame draw:style-name="gr3" draw:text-style-name="P3" draw:layer="layout" svg:width="7.81cm" svg:height="8.863cm" svg:x="2.275cm" svg:y="3.087cm">
          <draw:image xlink:href="Pictures/100000000000021D0000026631C1C0E7FAF41541.png" xlink:type="simple" xlink:show="embed" xlink:actuate="onLoad" loext:mime-type="image/png">
            <text:p/>
          </draw:image>
        </draw:frame>
        <draw:frame draw:style-name="gr7" draw:text-style-name="P6" draw:layer="layout" svg:width="8.346cm" svg:height="0.963cm" svg:x="3.826cm" svg:y="19.037cm">
          <draw:text-box>
            <text:p><text:span text:style-name="T5">90000_ASM_</text:span>keyboard<text:span text:style-name="T6">_50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0" draw:border="0%"/>
    <draw:gradient draw:name="Ausgefüllt_20_blau" draw:display-name="Ausgefüllt blau" draw:style="linear" draw:start-color="#729fcf" draw:end-color="#355269" draw:start-intensity="100%" draw:end-intensity="100%" draw:angle="0" draw:border="0%"/>
    <draw:gradient draw:name="Ausgefüllt_20_gelb" draw:display-name="Ausgefüllt gelb" draw:style="linear" draw:start-color="#ffde59" draw:end-color="#b47804" draw:start-intensity="100%" draw:end-intensity="100%" draw:angle="0" draw:border="0%"/>
    <draw:gradient draw:name="Ausgefüllt_20_grün" draw:display-name="Ausgefüllt grün" draw:style="linear" draw:start-color="#77bc65" draw:end-color="#127622" draw:start-intensity="100%" draw:end-intensity="100%" draw:angle="0" draw:border="0%"/>
    <draw:gradient draw:name="Ausgefüllt_20_rot" draw:display-name="Ausgefüllt rot" draw:style="linear" draw:start-color="#ff6d6d" draw:end-color="#c9211e" draw:start-intensity="100%" draw:end-intensity="100%" draw:angle="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1T12:50:35.870000000</meta:creation-date>
    <meta:generator>LibreOffice/6.4.7.2$Linux_X86_64 LibreOffice_project/40$Build-2</meta:generator>
    <meta:editing-duration>PT17H8M25S</meta:editing-duration>
    <meta:editing-cycles>49</meta:editing-cycles>
    <dc:date>2023-03-31T14:02:48.445334808</dc:date>
    <meta:document-statistic meta:object-count="9"/>
  </office:meta>
</office:document-meta>
</file>